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RU-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jetp.ac.ru/cgi-bin/e/index/r/148/3/p435?a=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jetp.ac.ru/cgi-bin/e/index/r/148/2/p211?a=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jetp.ac.ru/cgi-bin/e/index/r/147/1/p5?a=li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jetp.ac.ru/cgi-bin/e/index/r/146/5/p917?a=li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jetp.ac.ru/cgi-bin/e/index/r/146/3/p471?a=l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jetp.ac.ru/cgi-bin/e/index/r/148/5/p937?a=li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jetp.ac.ru/cgi-bin/e/index/r/148/3/p470?a=li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jetp.ac.ru/cgi-bin/e/index/r/148/2/p228?a=li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jetp.ac.ru/cgi-bin/e/index/r/148/6/p1137?a=li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jetp.ac.ru/cgi-bin/e/index/r/148/4/p675?a=li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jetp.ac.ru/cgi-bin/e/index/r/147/6/p1155?a=li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jetp.ac.ru/cgi-bin/e/index/r/146/3/p540?a=lis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jetp.ac.ru/cgi-bin/e/index/r/148/4/p706?a=li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jetp.ac.ru/cgi-bin/e/index/r/146/3/p607?a=li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jetp.ac.ru/cgi-bin/e/index/r/149/2/p423?a=li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jetp.ac.ru/cgi-bin/e/index/r/149/2/p430?a=li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jetp.ac.ru/cgi-bin/e/index/r/149/2/p389?a=li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jetp.ac.ru/cgi-bin/e/index/r/148/3/p549?a=li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jetp.ac.ru/cgi-bin/e/index/r/148/3/p584?a=li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jetp.ac.ru/cgi-bin/e/index/r/147/6/p1220?a=li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jetp.ac.ru/cgi-bin/e/index/r/147/6/p1254?a=li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jetp.ac.ru/cgi-bin/e/index/r/149/5/p1076?a=li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jetp.ac.ru/cgi-bin/e/index/r/145/5/p906?a=li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jetp.ac.ru/cgi-bin/e/index/r/147/1/p174?a=li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jetp.ac.ru/cgi-bin/e/index/r/149/3/p589?a=li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jetp.ac.ru/cgi-bin/e/index/r/149/3/p614?a=li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jetp.ac.ru/cgi-bin/e/index/r/147/3/p499?a=li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jetp.ac.ru/cgi-bin/e/index/r/147/3/p599?a=li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jetp.ac.ru/cgi-bin/e/index/r/146/6/p1313?a=li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jetp.ac.ru/cgi-bin/e/index/r/147/3/p426?a=li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jetp.ac.ru/cgi-bin/e/index/r/150/5/p963?a=lis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jetp.ac.ru/cgi-bin/e/index/r/150/5/p1003?a=li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jetp.ac.ru/cgi-bin/e/index/r/150/5/p1010?a=li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jetp.ac.ru/cgi-bin/e/index/r/150/6/p1191?a=lis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http://www.jetp.ac.ru/cgi-bin/e/index/r/150/6/p1200?a=lis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jetp.ac.ru/cgi-bin/e/index/r/150/1/p23?a=li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jetp.ac.ru/cgi-bin/e/index/r/149/6/p1107?a=lis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www.jetp.ac.ru/cgi-bin/e/index/r/149/6/p1149?a=li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jetp.ac.ru/cgi-bin/e/index/r/150/1/p69?a=li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jetp.ac.ru/cgi-bin/e/index/r/145/5/p830?a=li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jetp.ac.ru/cgi-bin/e/index/r/145/5/p838?a=lis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jetp.ac.ru/cgi-bin/e/index/r/150/1/p144?a=li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jetp.ac.ru/cgi-bin/e/index/r/149/6/p1208?a=li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jetp.ac.ru/cgi-bin/e/index/r/149/6/p1213?a=li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jetp.ac.ru/cgi-bin/e/index/r/146/2/p304?a=li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jetp.ac.ru/cgi-bin/e/index/r/146/2/p313?a=lis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jetp.ac.ru/cgi-bin/e/index/r/145/5/p871?a=li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jetp.ac.ru/cgi-bin/e/index/r/150/1/p161?a=li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jetp.ac.ru/cgi-bin/e/index/r/150/1/p184?a=lis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jetp.ac.ru/cgi-bin/e/index/r/149/6/p1249?a=li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jetp.ac.ru/cgi-bin/e/index/r/146/3/p657?a=lis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jetp.ac.ru/cgi-bin/e/index/r/146/2/p352?a=li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jetp.ac.ru/cgi-bin/e/index/r/146/1/p160?a=li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jetp.ac.ru/cgi-bin/e/index/r/145/4/p664?a=li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jetp.ac.ru/cgi-bin/e/index/r/145/3/p433?a=li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jetp.ac.ru/cgi-bin/e/index/r/145/3/p525?a=li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jetp.ac.ru/cgi-bin/e/index/r/145/2/p237?a=lis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jetp.ac.ru/cgi-bin/e/index/r/145/2/p306?a=lis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www.jetp.ac.ru/cgi-bin/e/index/r/145/1/p156?a=li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jetp.ac.ru/cgi-bin/e/index/r/144/6/p1153?a=lis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www.jetp.ac.ru/cgi-bin/e/index/r/144/5/p1061?a=lis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jetp.ac.ru/cgi-bin/e/index/r/144/5/p1068?a=lis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jetp.ac.ru/cgi-bin/e/index/r/144/4/p795?a=lis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jetp.ac.ru/cgi-bin/e/index/r/144/4/p867?a=lis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jetp.ac.ru/cgi-bin/e/index/r/144/3/p467?a=lis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jetp.ac.ru/cgi-bin/e/index/r/144/3/p486?a=lis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www.jetp.ac.ru/cgi-bin/e/index/r/144/3/p560?a=lis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www.jetp.ac.ru/cgi-bin/e/index/r/144/2/p235?a=lis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jetp.ac.ru/cgi-bin/e/index/r/143/4/p701?a=lis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www.jetp.ac.ru/cgi-bin/e/index/r/143/4?a=lis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jetp.ac.ru/cgi-bin/e/index/r/143/4/p759?a=lis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jetp.ac.ru/cgi-bin/e/index/r/143/2/p271?a=lis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jetp.ac.ru/cgi-bin/e/index/r/143/1/p58?a=lis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jetp.ac.ru/cgi-bin/e/index/r/143/1/p70?a=lis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jetp.ac.ru/cgi-bin/e/index/r/142/6/p1164?a=li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jetp.ac.ru/cgi-bin/e/index/r/142/6/p1258?a=lis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jetp.ac.ru/cgi-bin/e/index/r/142/6/p1309?a=lis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jetp.ac.ru/cgi-bin/e/index/r/142/4/p719?a=lis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jetp.ac.ru/cgi-bin/e/index/r/142/3/p556?a=li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jetp.ac.ru/cgi-bin/e/index/r/142/1/p77?a=lis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jetp.ac.ru/cgi-bin/e/index/r/142/1/p156?a=lis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www.jetp.ac.ru/cgi-bin/e/index/r/141/6/p1137?a=lis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www.jetp.ac.ru/cgi-bin/e/index/r/141/5/p848?a=lis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jetp.ac.ru/cgi-bin/e/index/r/141/4/p723?a=lis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jetp.ac.ru/cgi-bin/e/index/r/141/4/p767?a=li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jetp.ac.ru/cgi-bin/e/index/r/141/3/p437?a=li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jetp.ac.ru/cgi-bin/e/index/r/141/3/p515?a=l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jetp.ac.ru/cgi-bin/e/index/r/141/2/p355?a=li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www.jetp.ac.ru/cgi-bin/e/index/r/141/2/p387?a=li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jetp.ac.ru/cgi-bin/e/index/r/141/1/p47?a=li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www.jetp.ac.ru/cgi-bin/e/index/r/141/1/p71?a=lis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www.jetp.ac.ru/cgi-bin/e/index/r/140/5/p961?a=lis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www.jetp.ac.ru/cgi-bin/e/index/r/140/3/p567?a=li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jetp.ac.ru/cgi-bin/e/index/r/140/4/p794?a=lis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jetp.ac.ru/cgi-bin/e/index/r/140/2/p289?a=lis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jetp.ac.ru/cgi-bin/e/index/r/140/2/p387?a=lis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jetp.ac.ru/cgi-bin/e/index/r/140/2/p401?a=lis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www.jetp.ac.ru/cgi-bin/e/index/r/139/1/p75?a=lis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jetp.ac.ru/cgi-bin/e/index/r/139/4/p695?a=li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jetp.ac.ru/cgi-bin/e/index/r/139/4/p798?a=lis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RU-R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jetp.ac.ru/cgi-bin/e/index/r/150/6/p1059?a=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jetp.ac.ru/cgi-bin/e/index/r/150/5/p929?a=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jetp.ac.ru/cgi-bin/e/index/r/150/4/p728?a=li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jetp.ac.ru/cgi-bin/e/index/r/150/3/p526?a=li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jetp.ac.ru/cgi-bin/e/index/r/150/2/p401?a=l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jetp.ac.ru/cgi-bin/e/index/r/150/1/p5?a=li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jetp.ac.ru/cgi-bin/e/index/r/149/6/p1260?a=li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jetp.ac.ru/cgi-bin/e/index/r/149/5/p965?a=li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jetp.ac.ru/cgi-bin/e/index/r/149/4/p792?a=li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jetp.ac.ru/cgi-bin/e/index/r/149/3/p702?a=li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jetp.ac.ru/cgi-bin/e/index/r/149/2/p378?a=li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jetp.ac.ru/cgi-bin/e/index/r/149/1/p187?a=lis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jetp.ac.ru/cgi-bin/e/index/r/148/6/p1068?a=li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jetp.ac.ru/cgi-bin/e/index/r/148/5/p931?a=li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jetp.ac.ru/cgi-bin/e/index/r/148/4/p685?a=li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jetp.ac.ru/cgi-bin/e/index/r/148/3/p485?a=li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jetp.ac.ru/cgi-bin/e/index/r/148/2/p415?a=li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jetp.ac.ru/cgi-bin/e/index/r/148/1/p25?a=li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jetp.ac.ru/cgi-bin/e/index/r/147/6/p1113?a=li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jetp.ac.ru/cgi-bin/e/index/r/147/6/p1162?a=li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jetp.ac.ru/cgi-bin/e/index/r/147/6/p1179?a=li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jetp.ac.ru/cgi-bin/e/index/r/147/6/p1244?a=li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jetp.ac.ru/cgi-bin/e/index/r/147/6/p1271?a=li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jetp.ac.ru/cgi-bin/e/index/r/147/5/p875?a=li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jetp.ac.ru/cgi-bin/e/index/r/147/5/p926?a=li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jetp.ac.ru/cgi-bin/e/index/r/147/5/p962?a=li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jetp.ac.ru/cgi-bin/e/index/r/147/5/p993?a=li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jetp.ac.ru/cgi-bin/e/index/r/147/5/p1045?a=li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jetp.ac.ru/cgi-bin/e/index/r/147/4/p678?a=li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jetp.ac.ru/cgi-bin/e/index/r/147/4/p714?a=li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jetp.ac.ru/cgi-bin/e/index/r/147/4/p750?a=lis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jetp.ac.ru/cgi-bin/e/index/r/147/4/p793?a=li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jetp.ac.ru/cgi-bin/e/index/r/147/2/p233?a=lis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jetp.ac.ru/cgi-bin/e/index/r/147/2/p305?a=lis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jetp.ac.ru/cgi-bin/e/index/r/147/2/p338?a=lis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jetp.ac.ru/cgi-bin/e/index/r/147/2/p356?a=li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jetp.ac.ru/cgi-bin/e/index/r/147/2/p372?a=lis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www.jetp.ac.ru/cgi-bin/e/index/r/147/1/p85?a=li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jetp.ac.ru/cgi-bin/e/index/r/147/1/p105?a=li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jetp.ac.ru/cgi-bin/e/index/r/147/1/p149?a=li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jetp.ac.ru/cgi-bin/e/index/r/147/1/p165?a=lis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jetp.ac.ru/cgi-bin/e/index/r/147/1/p181?a=li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jetp.ac.ru/cgi-bin/e/index/r/146/6/p1242?a=li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jetp.ac.ru/cgi-bin/e/index/r/146/6/p1252?a=li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jetp.ac.ru/cgi-bin/e/index/r/146/5/p927?a=li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jetp.ac.ru/cgi-bin/e/index/r/146/5/p968?a=lis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jetp.ac.ru/cgi-bin/e/index/r/146/5/p1014?a=li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jetp.ac.ru/cgi-bin/e/index/r/146/5/p1051?a=li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jetp.ac.ru/cgi-bin/e/index/r/146/4/p711?a=lis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jetp.ac.ru/cgi-bin/e/index/r/146/4/p730?a=li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jetp.ac.ru/cgi-bin/e/index/r/146/4/p747?a=lis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jetp.ac.ru/cgi-bin/e/index/r/146/4/p802?a=li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jetp.ac.ru/cgi-bin/e/index/r/146/4/p835?a=li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jetp.ac.ru/cgi-bin/e/index/r/146/4/p863?a=li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jetp.ac.ru/cgi-bin/e/index/r/146/4/p869?a=li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jetp.ac.ru/cgi-bin/e/index/r/146/3/p420?a=li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jetp.ac.ru/cgi-bin/e/index/r/146/3/p500?a=lis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jetp.ac.ru/cgi-bin/e/index/r/146/3/p518?a=lis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www.jetp.ac.ru/cgi-bin/e/index/r/146/3/p557?a=li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jetp.ac.ru/cgi-bin/e/index/r/146/3/p651?a=lis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www.jetp.ac.ru/cgi-bin/e/index/r/146/2/p211?a=lis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jetp.ac.ru/cgi-bin/e/index/r/146/2/p289?a=lis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jetp.ac.ru/cgi-bin/e/index/r/146/2/p340?a=lis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jetp.ac.ru/cgi-bin/e/index/r/146/2/p384?a=lis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jetp.ac.ru/cgi-bin/e/index/r/146/1/p31?a=lis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jetp.ac.ru/cgi-bin/e/index/r/146/1/p96?a=lis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www.jetp.ac.ru/cgi-bin/e/index/r/146/1/p105?a=lis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www.jetp.ac.ru/cgi-bin/e/index/r/146/1/p144?a=lis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jetp.ac.ru/cgi-bin/e/index/r/146/1/p169?a=lis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www.jetp.ac.ru/cgi-bin/e/index/r/145/1/p5?a=lis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jetp.ac.ru/cgi-bin/e/index/r/145/1/p65?a=lis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jetp.ac.ru/cgi-bin/e/index/r/145/1/p108?a=lis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jetp.ac.ru/cgi-bin/e/index/r/145/1/p120?a=lis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jetp.ac.ru/cgi-bin/e/index/r/145/1/p169?a=lis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jetp.ac.ru/cgi-bin/e/index/r/145/1/p180?a=li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jetp.ac.ru/cgi-bin/e/index/r/145/2/p223?a=lis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jetp.ac.ru/cgi-bin/e/index/r/145/2/p250?a=lis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jetp.ac.ru/cgi-bin/e/index/r/145/2/p292?a=lis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jetp.ac.ru/cgi-bin/e/index/r/145/2/p348?a=li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jetp.ac.ru/cgi-bin/e/index/r/145/2/p369?a=lis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jetp.ac.ru/cgi-bin/e/index/r/145/3/p387?a=lis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www.jetp.ac.ru/cgi-bin/e/index/r/145/3/p442?a=lis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www.jetp.ac.ru/cgi-bin/e/index/r/145/3/p455?a=lis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jetp.ac.ru/cgi-bin/e/index/r/145/3/p462?a=lis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jetp.ac.ru/cgi-bin/e/index/r/145/3/p535?a=li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jetp.ac.ru/cgi-bin/e/index/r/145/3/p549?a=li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jetp.ac.ru/cgi-bin/e/index/r/145/4/p579?a=l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jetp.ac.ru/cgi-bin/e/index/r/145/4/p677?a=lis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www.jetp.ac.ru/cgi-bin/e/index/r/145/4/p733?a=li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jetp.ac.ru/cgi-bin/e/index/r/145/4/p754?a=li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www.jetp.ac.ru/cgi-bin/e/index/r/144/6/p1246?a=lis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www.jetp.ac.ru/cgi-bin/e/index/r/144/6/p1266?a=lis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www.jetp.ac.ru/cgi-bin/e/index/r/144/6/p1319?a=li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jetp.ac.ru/cgi-bin/e/index/r/144/5/p905?a=lis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jetp.ac.ru/cgi-bin/e/index/r/144/5/p951?a=lis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jetp.ac.ru/cgi-bin/e/index/r/144/5/p957?a=lis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jetp.ac.ru/cgi-bin/e/index/r/144/5/p1009?a=lis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www.jetp.ac.ru/cgi-bin/e/index/r/144/5/p1036?a=lis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jetp.ac.ru/cgi-bin/e/index/r/144/5/p1099?a=li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jetp.ac.ru/cgi-bin/e/index/r/144/4/p727?a=lis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EN-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arxiv.org/abs/0911.1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ttps://arxiv.org/abs/astro-ph/0404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arxiv.org/abs/astro-ph/0403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arxiv.org/abs/astro-ph/0403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arxiv.org/abs/astro-ph/04030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arxiv.org/abs/astro-ph/0312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arxiv.org/abs/astro-ph/0310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arxiv.org/abs/astro-ph/0309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arxiv.org/abs/astro-ph/0307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arxiv.org/abs/astro-ph/0306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arxiv.org/abs/cond-mat/0611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arxiv.org/abs/cond-mat/0611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arxiv.org/abs/cond-mat/0409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arxiv.org/abs/cond-mat/0302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arxiv.org/abs/cond-mat/0212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arxiv.org/abs/cond-mat/0201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arxiv.org/abs/1602.058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arxiv.org/abs/1510.08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arxiv.org/abs/0901.27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arxiv.org/abs/1512.048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arxiv.org/abs/0809.03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arxiv.org/abs/0805.27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arxiv.org/abs/1406.29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link.springer.com/article/10.1007/s10701-017-0082-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arxiv.org/abs/nlin/00120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arxiv.org/abs/1510.083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arxiv.org/abs/0903.21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arxiv.org/abs/0901.0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arxiv.org/abs/nlin/0610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arxiv.org/abs/1104.0404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https://link.springer.com/article/10.1140/epje/i2016-16122-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link.springer.com/article/10.1007/s10701-017-0084-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journals.aps.org/prb/abstract/10.1103/PhysRevB.95.2244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link.springer.com/article/10.1007/s10701-017-0066-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link.springer.com/article/10.1007/s10701-017-0067-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link.springer.com/article/10.1007/s10701-015-9949-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link.springer.com/article/10.1007/s10701-016-0043-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link.springer.com/article/10.1140/epje/i2016-16070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link.springer.com/article/10.1140/epje/i2016-16043-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link.springer.com/article/10.1007/BF013966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link.springer.com/article/10.1007/BF013966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https://link.springer.com/article/10.1140/epja/i2016-16066-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link.springer.com/article/10.1140/epjc/s10052-017-4976-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link.springer.com/article/10.1140/epjc/s10052-017-4873-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link.springer.com/article/10.1140/epjc/s10052-017-4752-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link.springer.com/article/10.1007/s10509-017-3054-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link.springer.com/article/10.1007/s10509-017-3005-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rspa.royalsocietypublishing.org/content/472/2192/201601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rspa.royalsocietypublishing.org/content/471/2177/20140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rspa.royalsocietypublishing.org/content/466/2116/1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rspa.royalsocietypublishing.org/content/468/2143/18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rspa.royalsocietypublishing.org/content/464/2093/13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iopscience.iop.org/article/10.1088/1367-2630/aa703f/meta#artAb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iopscience.iop.org/article/10.1088/1367-2630/aa5bf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iopscience.iop.org/article/10.1088/1367-2630/aa5f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iopscience.iop.org/article/10.1088/1367-2630/aa54a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iopscience.iop.org/article/10.1088/1367-2630/aa59c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iopscience.iop.org/article/10.1088/1367-2630/aa5f6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rspa.royalsocietypublishing.org/content/471/2180/201502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rspa.royalsocietypublishing.org/content/468/2146/31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rsta.royalsocietypublishing.org/content/374/2075/201502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rspa.royalsocietypublishing.org/content/472/2185/201505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rsta.royalsocietypublishing.org/content/368/1914/9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rspa.royalsocietypublishing.org/content/467/2133/2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rsta.royalsocietypublishing.org/content/369/1953/40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rspa.royalsocietypublishing.org/content/470/2163/201306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journals.aps.org/prb/abstract/10.1103/PhysRevB.95.235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iopscience.iop.org/article/10.1088/1361-648X/aa77d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iopscience.iop.org/article/10.1088/1361-648X/aa6c4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iopscience.iop.org/article/10.1088/1361-648X/aa6c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iopscience.iop.org/article/10.1088/1361-648X/aa68c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iopscience.iop.org/article/10.1088/1361-648X/aa67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iopscience.iop.org/article/10.1088/1361-6455/aa6e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iopscience.iop.org/article/10.1088/1361-6455/aa5a8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iopscience.iop.org/article/10.1088/1361-6455/aa54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iopscience.iop.org/article/10.1088/1361-6455/aa54f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iopscience.iop.org/article/10.1088/1361-6455/50/4/0440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iopscience.iop.org/article/10.1088/1361-6455/aa56a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iopscience.iop.org/article/10.1088/1361-6455/50/1/014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iopscience.iop.org/article/10.1088/1361-6471/aa78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iopscience.iop.org/article/10.1088/1361-6471/aa759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iopscience.iop.org/article/10.1088/1361-6471/aa6bb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iopscience.iop.org/article/10.1088/1361-6471/aa64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iopscience.iop.org/article/10.1088/1361-6471/44/3/0340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tandfonline.com/doi/full/10.1080/00268976.2017.1303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tandfonline.com/doi/full/10.1080/00268976.2016.12369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pubs.rsc.org/en/content/articlelanding/2017/sm/c7sm00541e#!divAbstrac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pubs.rsc.org/en/content/articlelanding/2017/sm/c7sm00589j#!divAbstrac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pubs.rsc.org/en/content/articlelanding/2017/sm/c7sm00317j#!divAbstrac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pubs.rsc.org/en/content/articlelanding/2017/sm/c7sm00212b#!divAbstrac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pubs.rsc.org/en/content/articlelanding/2017/sm/c6sm02631a#!divAbstrac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iopscience.iop.org/article/10.1088/1361-6544/aa69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iopscience.iop.org/article/10.1088/1361-6544/aa6c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iopscience.iop.org/article/10.1088/1361-6544/aa4f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iopscience.iop.org/article/10.1088/1361-6544/aa4f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iopscience.iop.org/article/10.1088/1361-6544/aa4f4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iopscience.iop.org/article/10.1088/0951-7715/30/1/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iopscience.iop.org/article/10.1088/1361-6544/aa4f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s://journals.aps.org/prb/abstract/10.1103/PhysRevB.88.085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s://journals.aps.org/prb/abstract/10.1103/PhysRevB.95.224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 style:data-style-name="N2" text:time-value="13:10:40.0302696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1:53.288067531</meta:creation-date>
    <dc:date>2018-03-01T13:16:56.575996496</dc:date>
    <meta:editing-duration>PT8M51S</meta:editing-duration>
    <meta:editing-cycles>3</meta:editing-cycles>
    <meta:generator>LibreOffice/5.1.6.2$Linux_X86_64 LibreOffice_project/10m0$Build-2</meta:generator>
    <meta:document-statistic meta:table-count="1" meta:cell-count="603" meta:object-count="0"/>
  </office:meta>
</office:document-meta>
</file>